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160b4d" officeooo:paragraph-rsid="00160b4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anguage="uk" fo:country="UA" officeooo:rsid="00160b4d" officeooo:paragraph-rsid="00160b4d" style:font-size-asian="16pt" style:font-name-complex="Times New Roman1" style:font-size-complex="16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officeooo:paragraph-rsid="00160b4d" style:font-size-asian="16pt" style:font-name-complex="Times New Roman1" style:font-size-complex="16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officeooo:paragraph-rsid="00160b4d" style:font-size-asian="16pt" style:font-name-complex="Times New Roman1" style:font-size-complex="16pt"/>
    </style:style>
    <style:style style:name="P5" style:family="paragraph" style:parent-style-name="Standard">
      <style:paragraph-properties fo:margin-left="1.249cm" fo:margin-right="0cm" fo:margin-top="0cm" fo:margin-bottom="0cm" loext:contextual-spacing="false" fo:line-height="100%" fo:text-indent="1.249cm" style:auto-text-indent="false"/>
      <style:text-properties style:font-name="Times New Roman" fo:font-size="16pt" officeooo:paragraph-rsid="00160b4d" style:font-size-asian="16pt" style:font-name-complex="Times New Roman1" style:font-size-complex="16pt"/>
    </style:style>
    <style:style style:name="P6" style:family="paragraph" style:parent-style-name="Standard">
      <style:paragraph-properties fo:margin-left="1.249cm" fo:margin-right="0cm" fo:margin-top="0cm" fo:margin-bottom="0cm" loext:contextual-spacing="false" fo:line-height="100%" fo:text-indent="1.249cm" style:auto-text-indent="false"/>
      <style:text-properties style:font-name="Times New Roman" fo:font-size="16pt" officeooo:rsid="00160b4d" officeooo:paragraph-rsid="00160b4d" style:font-size-asian="16pt" style:font-name-complex="Times New Roman1" style:font-size-complex="16pt"/>
    </style:style>
    <style:style style:name="T1" style:family="text">
      <style:text-properties style:text-underline-style="none"/>
    </style:style>
    <style:style style:name="T2" style:family="text">
      <style:text-properties fo:color="#c9211e" style:text-underline-style="none"/>
    </style:style>
    <style:style style:name="T3" style:family="text">
      <style:text-properties fo:color="#000000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1.02.22 2-Бклас ЗаярнюкС.А.Фізична культураВправи для формування правильної постави. Вправи для витривалості.</text:p>
      <text:p text:style-name="P1"/>
      <text:p text:style-name="P4">Завдання: повторити виконання стройових команд;</text:p>
      <text:p text:style-name="P5">комплекс вправ ранкової гімнастики;</text:p>
      <text:p text:style-name="P5">повторити різновиди ходьби, бігу;</text:p>
      <text:p text:style-name="P5">вправи <text:s/>для розвитку сили;</text:p>
      <text:p text:style-name="P6">вправи для правильної постави.</text:p>
      <text:p text:style-name="P3">Хід уроку</text:p>
      <text:p text:style-name="P4">- Під час дистанційне навчання дуже не хочеться вставати з ліжка. Для того, щоб ранок розпочинався з користю, рекомендую зайнятись разом зарядкою. І корисно і приємно. У сьогоднішньому відео діти виконають ряд фізичних вправ, які легко виконувати вдома.</text:p>
      <text:p text:style-name="P2">-<text:tab/>Я вам пропоную виконати комплекс фізичних <text:s/>вправ для дітей за посиланням:</text:p>
      <text:p text:style-name="P2"><text:a xlink:type="simple" xlink:href="https://www.youtube.com/watch?v=64WYxKRryGk" text:style-name="Internet_20_link" text:visited-style-name="Visited_20_Internet_20_Link"><text:span text:style-name="Internet_20_link">https://www.youtube.com/watch?v=64WYxKRryGk</text:span></text:a></text:p>
      <text:p text:style-name="P2"><text:span text:style-name="Internet_20_link"/></text:p>
      <text:p text:style-name="P2"><text:span text:style-name="Internet_20_link"/></text:p>
      <text:p text:style-name="P2"><text:span text:style-name="Internet_20_link"><text:span text:style-name="T3">Ці вправи дуже прості, але ефективні і ви <text:s/>зможете зробити їх вдома.</text:span></text:span></text:p>
      <text:p text:style-name="P2"><text:span text:style-name="Internet_20_lin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8T18:43:44.306000000</meta:creation-date>
    <dc:date>2022-02-18T18:48:39.594000000</dc:date>
    <meta:editing-duration>PT4M56S</meta:editing-duration>
    <meta:editing-cycles>1</meta:editing-cycles>
    <meta:document-statistic meta:table-count="0" meta:image-count="0" meta:object-count="0" meta:page-count="1" meta:paragraph-count="11" meta:word-count="97" meta:character-count="729" meta:non-whitespace-character-count="640"/>
    <meta:generator>LibreOffice/6.3.4.2$Windows_X86_64 LibreOffice_project/60da17e045e08f1793c57c00ba83cdfce946d0aa</meta:generator>
  </office:meta>
</office:document-meta>
</file>